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KeinLeerraum" style:master-page-name="MP0" style:family="paragraph">
      <style:paragraph-properties fo:break-before="page"/>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2" style:parent-style-name="KeinLeerraum" style:family="paragraph">
      <style:text-properties fo:font-weight="bold" style:font-weight-asian="bold" style:font-weight-complex="bold" fo:font-size="14pt" style:font-size-asian="14pt" style:font-size-complex="14pt"/>
    </style:style>
    <style:style style:name="P3" style:parent-style-name="KeinLeerraum" style:family="paragraph">
      <style:text-properties fo:font-weight="bold" style:font-weight-asian="bold" style:font-weight-complex="bold" fo:font-size="14pt" style:font-size-asian="14pt" style:font-size-complex="14pt"/>
    </style:style>
    <style:style style:name="P4" style:parent-style-name="KeinLeerraum" style:family="paragraph">
      <style:text-properties fo:font-size="12pt" style:font-size-asian="12pt" style:font-size-complex="12pt"/>
    </style:style>
    <style:style style:name="P5" style:parent-style-name="KeinLeerraum" style:family="paragraph">
      <style:text-properties fo:font-size="12pt" style:font-size-asian="12pt" style:font-size-complex="12pt"/>
    </style:style>
    <style:style style:name="P6" style:parent-style-name="KeinLeerraum" style:family="paragraph">
      <style:text-properties fo:font-size="12pt" style:font-size-asian="12pt" style:font-size-complex="12pt"/>
    </style:style>
    <style:style style:name="P7" style:parent-style-name="KeinLeerraum" style:family="paragraph">
      <style:text-properties fo:font-weight="bold" style:font-weight-asian="bold" style:font-weight-complex="bold" fo:font-size="14pt" style:font-size-asian="14pt" style:font-size-complex="14pt"/>
    </style:style>
    <style:style style:name="P8" style:parent-style-name="KeinLeerraum" style:family="paragraph">
      <style:text-properties fo:font-size="12pt" style:font-size-asian="12pt" style:font-size-complex="12pt"/>
    </style:style>
    <style:style style:name="P9" style:parent-style-name="KeinLeerraum" style:family="paragraph">
      <style:text-properties fo:font-size="12pt" style:font-size-asian="12pt" style:font-size-complex="12pt"/>
    </style:style>
    <style:style style:name="P10" style:parent-style-name="KeinLeerraum" style:family="paragraph">
      <style:text-properties fo:font-weight="bold" style:font-weight-asian="bold" style:font-weight-complex="bold" fo:font-size="14pt" style:font-size-asian="14pt" style:font-size-complex="14pt"/>
    </style:style>
    <style:style style:name="P11" style:parent-style-name="KeinLeerraum" style:family="paragraph">
      <style:text-properties fo:font-size="12pt" style:font-size-asian="12pt" style:font-size-complex="12pt"/>
    </style:style>
    <style:style style:name="P12" style:parent-style-name="KeinLeerraum" style:family="paragraph">
      <style:text-properties fo:font-size="12pt" style:font-size-asian="12pt" style:font-size-complex="12pt"/>
    </style:style>
    <style:style style:name="P13" style:parent-style-name="KeinLeerraum" style:family="paragraph">
      <style:text-properties fo:font-size="12pt" style:font-size-asian="12pt" style:font-size-complex="12pt"/>
    </style:style>
    <style:style style:name="P14" style:parent-style-name="KeinLeerraum" style:family="paragraph">
      <style:text-properties fo:font-size="12pt" style:font-size-asian="12pt" style:font-size-complex="12pt"/>
    </style:style>
  </office:automatic-styles>
  <office:body>
    <office:text text:use-soft-page-breaks="true">
      <text:p text:style-name="P1">Klärung verschiedener Begrifflichkeiten</text:p>
      <text:p text:style-name="P2"/>
      <text:p text:style-name="P3">BMK-IoT Modul:</text:p>
      <text:p text:style-name="P4">Das „BMK-IoT Modul“ ist ein Design in Modul. Eine bereits entwickelte Hardwaregrundlage mit Mikrocontroller, WLAN-Chip, eMMC und weiteren Schnittstellen, sowie fertigen<text:s/>Softwaregrundlagen im Bereich der Embedded Security, RTOS und Cloud ermöglichen der BMK-Entwicklung kundenspezifische Projekte schneller und einheitlicher zu realisieren.</text:p>
      <text:p text:style-name="P5">Die dafür benötigte Hardware findet auf einer kleinen Platine mit BGA-Sockel Platz.<text:s/></text:p>
      <text:p text:style-name="P6"/>
      <text:p text:style-name="P7">Eval.-Board:</text:p>
      <text:p text:style-name="P8">Evaluation-Board (kurz. Eval.-Board), sind in der Regel<text:s/></text:p>
      <text:p text:style-name="P9"/>
      <text:p text:style-name="P10">Testadapter:</text:p>
      <text:p text:style-name="P11">Das Wort „Testadapter“ ist<text:s/>zunächst einmal<text:s/>eine Komposition (Wortzusammensetzung) aus dem Wort „Test“ und „Adapter“.<text:s/>Diese beiden Wortstämme verbindet nicht viel miteinander. Unter dem Wort „Testen“ assoziiert man eine Form der Kontrolle/des<text:s/>Prüfens. Ein Adapter ist laut Definition die mechanische Grundlage der Verbindung zweier Standards.<text:s/>In der Elektrotechnik ist daher das „Testen“ elektronischer Baugruppen ein wichtiger Bestandteil. Seit langem ist dieser Bereich nicht nur wirtschaftlicher Interessen gewidmet. Aus Sicht des Verbraucherschutzes, dienen Tests vor allem der Sicherheit des Endkonsumenten.<text:s/>Ein Testadapter hat daher die Aufgabe<text:s/>die Funktion elektronischer Baugruppen zu prüfen und<text:s/></text:p>
      <text:p text:style-name="P12"/>
      <text:p text:style-name="P13"/>
      <text:p text:style-name="P14"/>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Standard" style:display-name="Standard" style:family="paragraph">
      <style:text-properties fo:hyphenate="false"/>
    </style:style>
    <style:style style:name="Absatz-Standardschriftart" style:display-name="Absatz-Standardschriftart" style:family="text"/>
    <style:style style:name="KeinLeerraum" style:display-name="Kein Leerraum" style:family="paragraph">
      <style:paragraph-properties fo:margin-bottom="0in" fo:line-height="100%"/>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Maximilian Hoffmann</meta:initial-creator>
    <dc:creator>Maximilian Hoffmann</dc:creator>
    <meta:creation-date>2021-04-07T15:57:00Z</meta:creation-date>
    <dc:date>2021-04-07T20:45:00Z</dc:date>
    <meta:template xlink:href="Normal.dotm" xlink:type="simple"/>
    <meta:editing-cycles>4</meta:editing-cycles>
    <meta:editing-duration>PT0S</meta:editing-duration>
    <meta:document-statistic meta:page-count="1" meta:paragraph-count="2" meta:word-count="174" meta:character-count="1271" meta:row-count="9" meta:non-whitespace-character-count="1099"/>
  </office:meta>
</office:document-meta>
</file>